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8352" calcext:value-type="float">
            <text:p>110.25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20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0888" calcext:value-type="float">
            <text:p>104.64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19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96864" calcext:value-type="float">
            <text:p>107.49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17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24552" calcext:value-type="float">
            <text:p>106.52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16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5808" calcext:value-type="float">
            <text:p>105.90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1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14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8648" calcext:value-type="float">
            <text:p>105.7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1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86608" calcext:value-type="float">
            <text:p>104.68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30403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864" calcext:value-type="float">
            <text:p>103.4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